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e82a" officeooo:paragraph-rsid="0020e82a"/>
    </style:style>
    <style:style style:name="P2" style:family="paragraph" style:parent-style-name="Standard">
      <style:text-properties officeooo:rsid="0025c36d" officeooo:paragraph-rsid="0025c36d"/>
    </style:style>
    <style:style style:name="P3" style:family="paragraph" style:parent-style-name="Standard">
      <style:text-properties officeooo:rsid="0026de43" officeooo:paragraph-rsid="0026de43"/>
    </style:style>
    <style:style style:name="P4" style:family="paragraph" style:parent-style-name="Standard">
      <style:text-properties officeooo:rsid="0028f29d" officeooo:paragraph-rsid="0028f29d"/>
    </style:style>
    <style:style style:name="P5" style:family="paragraph" style:parent-style-name="Standard">
      <style:text-properties officeooo:rsid="002a6b82" officeooo:paragraph-rsid="0028f29d"/>
    </style:style>
    <style:style style:name="P6" style:family="paragraph" style:parent-style-name="Standard">
      <style:text-properties officeooo:rsid="002a6b82" officeooo:paragraph-rsid="002a6b82"/>
    </style:style>
    <style:style style:name="P7" style:family="paragraph" style:parent-style-name="Standard">
      <style:text-properties officeooo:rsid="002ecc31" officeooo:paragraph-rsid="002ecc31"/>
    </style:style>
    <style:style style:name="P8" style:family="paragraph" style:parent-style-name="Standard">
      <style:text-properties officeooo:rsid="002ecc31" officeooo:paragraph-rsid="00359ed4"/>
    </style:style>
    <style:style style:name="P9" style:family="paragraph" style:parent-style-name="Standard">
      <style:text-properties officeooo:rsid="002ecc31" officeooo:paragraph-rsid="003e877a"/>
    </style:style>
    <style:style style:name="P10" style:family="paragraph" style:parent-style-name="Standard">
      <style:text-properties officeooo:rsid="002ecc31" officeooo:paragraph-rsid="004a1971"/>
    </style:style>
    <style:style style:name="P11" style:family="paragraph" style:parent-style-name="Standard">
      <style:text-properties officeooo:rsid="002ecc31" officeooo:paragraph-rsid="004cadeb"/>
    </style:style>
    <style:style style:name="P12" style:family="paragraph" style:parent-style-name="Standard">
      <style:text-properties officeooo:rsid="002ecc31" officeooo:paragraph-rsid="005d5c4c"/>
    </style:style>
    <style:style style:name="P13" style:family="paragraph" style:parent-style-name="Standard">
      <style:text-properties officeooo:rsid="0035ac1a" officeooo:paragraph-rsid="0035ac1a"/>
    </style:style>
    <style:style style:name="P14" style:family="paragraph" style:parent-style-name="Standard">
      <style:text-properties officeooo:rsid="003bf9f8" officeooo:paragraph-rsid="003bf9f8"/>
    </style:style>
    <style:style style:name="P15" style:family="paragraph" style:parent-style-name="Standard">
      <style:text-properties officeooo:rsid="003bf9f8" officeooo:paragraph-rsid="003e877a"/>
    </style:style>
    <style:style style:name="P16" style:family="paragraph" style:parent-style-name="Standard">
      <style:text-properties officeooo:rsid="003bf9f8" officeooo:paragraph-rsid="004a1971"/>
    </style:style>
    <style:style style:name="P17" style:family="paragraph" style:parent-style-name="Standard">
      <style:text-properties officeooo:rsid="003bf9f8" officeooo:paragraph-rsid="004cadeb"/>
    </style:style>
    <style:style style:name="P18" style:family="paragraph" style:parent-style-name="Standard">
      <style:text-properties officeooo:rsid="003d6d43" officeooo:paragraph-rsid="003d6d43"/>
    </style:style>
    <style:style style:name="P19" style:family="paragraph" style:parent-style-name="Standard">
      <style:text-properties officeooo:rsid="003d6d43" officeooo:paragraph-rsid="003e877a"/>
    </style:style>
    <style:style style:name="P20" style:family="paragraph" style:parent-style-name="Standard">
      <style:text-properties officeooo:rsid="003d6d43" officeooo:paragraph-rsid="004a1971"/>
    </style:style>
    <style:style style:name="P21" style:family="paragraph" style:parent-style-name="Standard">
      <style:text-properties officeooo:rsid="003d6d43" officeooo:paragraph-rsid="004cadeb"/>
    </style:style>
    <style:style style:name="P22" style:family="paragraph" style:parent-style-name="Standard">
      <style:text-properties officeooo:rsid="003d6d43" officeooo:paragraph-rsid="005d5c4c"/>
    </style:style>
    <style:style style:name="P23" style:family="paragraph" style:parent-style-name="Standard">
      <style:text-properties fo:font-weight="bold" officeooo:rsid="0026de43" officeooo:paragraph-rsid="0026de43" style:font-weight-asian="bold" style:font-weight-complex="bold"/>
    </style:style>
    <style:style style:name="P24" style:family="paragraph" style:parent-style-name="Standard">
      <style:text-properties fo:font-weight="bold" officeooo:rsid="004a1971" officeooo:paragraph-rsid="004a1971" style:font-weight-asian="bold" style:font-weight-complex="bold"/>
    </style:style>
    <style:style style:name="P25" style:family="paragraph" style:parent-style-name="Standard">
      <style:text-properties fo:font-weight="bold" officeooo:rsid="004a1971" officeooo:paragraph-rsid="005bb212" style:font-weight-asian="bold" style:font-weight-complex="bold"/>
    </style:style>
    <style:style style:name="P26" style:family="paragraph" style:parent-style-name="Standard">
      <style:text-properties fo:font-weight="normal" officeooo:rsid="003bf9f8" officeooo:paragraph-rsid="005d5c4c" style:font-weight-asian="normal" style:font-weight-complex="normal"/>
    </style:style>
    <style:style style:name="P27" style:family="paragraph" style:parent-style-name="Standard">
      <style:paragraph-properties fo:break-before="page"/>
      <style:text-properties officeooo:rsid="003bf9f8" officeooo:paragraph-rsid="004cadeb"/>
    </style:style>
    <style:style style:name="T1" style:family="text">
      <style:text-properties officeooo:rsid="002ecc31"/>
    </style:style>
    <style:style style:name="T2" style:family="text">
      <style:text-properties officeooo:rsid="00359ed4"/>
    </style:style>
    <style:style style:name="T3" style:family="text">
      <style:text-properties officeooo:rsid="003e877a"/>
    </style:style>
    <style:style style:name="T4" style:family="text">
      <style:text-properties officeooo:rsid="00421045"/>
    </style:style>
    <style:style style:name="T5" style:family="text">
      <style:text-properties officeooo:rsid="004346b2"/>
    </style:style>
    <style:style style:name="T6" style:family="text">
      <style:text-properties officeooo:rsid="0043f2ce"/>
    </style:style>
    <style:style style:name="T7" style:family="text">
      <style:text-properties officeooo:rsid="00448a6d"/>
    </style:style>
    <style:style style:name="T8" style:family="text">
      <style:text-properties officeooo:rsid="0045e260"/>
    </style:style>
    <style:style style:name="T9" style:family="text">
      <style:text-properties officeooo:rsid="00468536"/>
    </style:style>
    <style:style style:name="T10" style:family="text">
      <style:text-properties officeooo:rsid="00481c93"/>
    </style:style>
    <style:style style:name="T11" style:family="text">
      <style:text-properties officeooo:rsid="004911cb"/>
    </style:style>
    <style:style style:name="T12" style:family="text">
      <style:text-properties officeooo:rsid="004cadeb"/>
    </style:style>
    <style:style style:name="T13" style:family="text">
      <style:text-properties officeooo:rsid="00513870"/>
    </style:style>
    <style:style style:name="T14" style:family="text">
      <style:text-properties officeooo:rsid="0051862e"/>
    </style:style>
    <style:style style:name="T15" style:family="text">
      <style:text-properties officeooo:rsid="0052fb57"/>
    </style:style>
    <style:style style:name="T16" style:family="text">
      <style:text-properties officeooo:rsid="0054ade9"/>
    </style:style>
    <style:style style:name="T17" style:family="text">
      <style:text-properties officeooo:rsid="0055d2c7"/>
    </style:style>
    <style:style style:name="T18" style:family="text">
      <style:text-properties officeooo:rsid="0056e196"/>
    </style:style>
    <style:style style:name="T19" style:family="text">
      <style:text-properties officeooo:rsid="005a74e3"/>
    </style:style>
    <style:style style:name="T20" style:family="text">
      <style:text-properties officeooo:rsid="005bb212"/>
    </style:style>
    <style:style style:name="T21" style:family="text">
      <style:text-properties officeooo:rsid="005d5c4c"/>
    </style:style>
    <style:style style:name="T22" style:family="text">
      <style:text-properties officeooo:rsid="005ea471"/>
    </style:style>
    <style:style style:name="T23" style:family="text">
      <style:text-properties officeooo:rsid="005f705f"/>
    </style:style>
    <style:style style:name="T24" style:family="text">
      <style:text-properties officeooo:rsid="0060cf86"/>
    </style:style>
    <style:style style:name="T25" style:family="text">
      <style:text-properties officeooo:rsid="0061c823"/>
    </style:style>
    <style:style style:name="T26" style:family="text">
      <style:text-properties officeooo:rsid="0063189a"/>
    </style:style>
    <style:style style:name="T27" style:family="text">
      <style:text-properties officeooo:rsid="00634dbb"/>
    </style:style>
    <style:style style:name="T28" style:family="text">
      <style:text-properties officeooo:rsid="0063d59c"/>
    </style:style>
    <style:style style:name="T29" style:family="text">
      <style:text-properties officeooo:rsid="00654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A</text:p>
      <text:p text:style-name="P1"/>
      <text:p text:style-name="P23">Good Mix</text:p>
      <text:p text:style-name="P3"/>
      <text:p text:style-name="P4">many phase</text:p>
      <text:p text:style-name="P4">each with different tio and tcpu</text:p>
      <text:p text:style-name="P4"/>
      <text:p text:style-name="P13">degree of multi programming: = 10 <text:span text:style-name="T1">( assume each program has 1 procress)</text:span></text:p>
      <text:p text:style-name="P18">completion time : <text:span text:style-name="T3">7380</text:span></text:p>
      <text:p text:style-name="P14">throughput = <text:span text:style-name="T11">1.3550</text:span></text:p>
      <text:p text:style-name="P5"/>
      <text:p text:style-name="P8"><text:span text:style-name="T2">degree of multi programming</text:span> : <text:span text:style-name="T3">9</text:span></text:p>
      <text:p text:style-name="P18">completion time : <text:span text:style-name="T4">7160</text:span></text:p>
      <text:p text:style-name="P14">throughput: <text:span text:style-name="T11">1.2569</text:span></text:p>
      <text:p text:style-name="P14"/>
      <text:p text:style-name="P9"><text:span text:style-name="T2">degree of multi programming</text:span> : 8 </text:p>
      <text:p text:style-name="P19">completion time : <text:span text:style-name="T5">5935</text:span></text:p>
      <text:p text:style-name="P15">throughput: <text:span text:style-name="T11">1.34793</text:span></text:p>
      <text:p text:style-name="P6"/>
      <text:p text:style-name="P8"><text:span text:style-name="T2">degree of multi programming</text:span>: <text:s/><text:span text:style-name="T3">7</text:span></text:p>
      <text:p text:style-name="P18">completion time : <text:span text:style-name="T5">5929</text:span></text:p>
      <text:p text:style-name="P14">throughput: <text:span text:style-name="T11">1.1806</text:span></text:p>
      <text:p text:style-name="P7"/>
      <text:p text:style-name="P8"><text:span text:style-name="T2">degree of multi programming</text:span>: <text:span text:style-name="T3">6</text:span></text:p>
      <text:p text:style-name="P18">completion time : <text:span text:style-name="T6">4309</text:span></text:p>
      <text:p text:style-name="P14">throughput: <text:span text:style-name="T11">1.3924</text:span></text:p>
      <text:p text:style-name="P7"/>
      <text:p text:style-name="P7"/>
      <text:p text:style-name="P8"><text:span text:style-name="T2">degree of multi programming</text:span>: <text:span text:style-name="T3">5</text:span></text:p>
      <text:p text:style-name="P18">completion time : <text:span text:style-name="T7">4265</text:span></text:p>
      <text:p text:style-name="P14">throughput: <text:span text:style-name="T11">1.17233</text:span></text:p>
      <text:p text:style-name="P14"/>
      <text:p text:style-name="P9"><text:span text:style-name="T2">degree of multi programming</text:span> : <text:span text:style-name="T3">4</text:span></text:p>
      <text:p text:style-name="P19">completion time : <text:span text:style-name="T8">3090</text:span></text:p>
      <text:p text:style-name="P15">throughput: <text:span text:style-name="T11">1.2944</text:span></text:p>
      <text:p text:style-name="P15"/>
      <text:p text:style-name="P9"><text:span text:style-name="T2">degree of multi programming</text:span> : <text:span text:style-name="T3">3</text:span></text:p>
      <text:p text:style-name="P19">completion time : <text:span text:style-name="T8">3020</text:span></text:p>
      <text:p text:style-name="P15">throughput: <text:span text:style-name="T11">0.9933</text:span></text:p>
      <text:p text:style-name="P15"/>
      <text:p text:style-name="P9"><text:span text:style-name="T2">degree of multi programming</text:span> : <text:span text:style-name="T3">2</text:span></text:p>
      <text:p text:style-name="P19">completion time : <text:span text:style-name="T9">1640</text:span></text:p>
      <text:p text:style-name="P15">throughput: <text:span text:style-name="T11">1.2195</text:span></text:p>
      <text:p text:style-name="P15"/>
      <text:p text:style-name="P9"><text:span text:style-name="T2">degree of multi programming</text:span> : <text:span text:style-name="T3">1</text:span></text:p>
      <text:p text:style-name="P19">completion time : <text:span text:style-name="T10">1600</text:span></text:p>
      <text:p text:style-name="P15">throughput: <text:span text:style-name="T11">0.625</text:span></text:p>
      <text:p text:style-name="P15"/>
      <text:p text:style-name="P15"/>
      <text:p text:style-name="P24"/>
      <text:p text:style-name="P24"/>
      <text:p text:style-name="P24"/>
      <text:p text:style-name="P24"><text:soft-page-break/>All programs IO bound</text:p>
      <text:p text:style-name="P15"/>
      <text:p text:style-name="P10"><text:span text:style-name="T2">degree of multi programming</text:span> : <text:span text:style-name="T3">10</text:span></text:p>
      <text:p text:style-name="P20">completion time : <text:span text:style-name="T19">1951</text:span></text:p>
      <text:p text:style-name="P16">throughput: <text:span text:style-name="T19">5.1255</text:span></text:p>
      <text:p text:style-name="P16"/>
      <text:p text:style-name="P11"><text:span text:style-name="T2">degree of multi programming</text:span> : <text:span text:style-name="T12">9</text:span></text:p>
      <text:p text:style-name="P21">completion time : <text:span text:style-name="T19">1773</text:span></text:p>
      <text:p text:style-name="P17">throughput: <text:span text:style-name="T19">5.0761</text:span></text:p>
      <text:p text:style-name="P17"/>
      <text:p text:style-name="P11"><text:span text:style-name="T2">degree of multi programming</text:span> : <text:span text:style-name="T12">8</text:span></text:p>
      <text:p text:style-name="P21">completion time : <text:span text:style-name="T19">1772</text:span></text:p>
      <text:p text:style-name="P17">throughput: <text:span text:style-name="T19">4.5146</text:span></text:p>
      <text:p text:style-name="P17"/>
      <text:p text:style-name="P11"><text:span text:style-name="T2">degree of multi programming</text:span> : <text:span text:style-name="T12">7</text:span></text:p>
      <text:p text:style-name="P21">completion time : <text:span text:style-name="T13">1626</text:span></text:p>
      <text:p text:style-name="P17">throughput: <text:span text:style-name="T18">4.3050</text:span></text:p>
      <text:p text:style-name="P17"/>
      <text:p text:style-name="P11"><text:span text:style-name="T2">degree of multi programming</text:span> : <text:span text:style-name="T12">6</text:span></text:p>
      <text:p text:style-name="P21">completion time : <text:span text:style-name="T13">1626</text:span></text:p>
      <text:p text:style-name="P17">throughput: <text:span text:style-name="T18">3.6900</text:span></text:p>
      <text:p text:style-name="P17"/>
      <text:p text:style-name="P11"><text:span text:style-name="T2">degree of multi programming</text:span> : <text:span text:style-name="T12">5</text:span></text:p>
      <text:p text:style-name="P21">completion time : <text:span text:style-name="T14">1620</text:span></text:p>
      <text:p text:style-name="P17">throughput: <text:span text:style-name="T18">3.0864</text:span></text:p>
      <text:p text:style-name="P17"/>
      <text:p text:style-name="P11"><text:span text:style-name="T2">degree of multi programming</text:span> : <text:span text:style-name="T12">4</text:span></text:p>
      <text:p text:style-name="P21">completion time : <text:span text:style-name="T15">1622</text:span></text:p>
      <text:p text:style-name="P17">throughput: <text:span text:style-name="T18">2.466</text:span></text:p>
      <text:p text:style-name="P17"/>
      <text:p text:style-name="P11"><text:span text:style-name="T2">degree of multi programming</text:span> : <text:span text:style-name="T12">3</text:span></text:p>
      <text:p text:style-name="P21">completion time : <text:span text:style-name="T15">1620</text:span></text:p>
      <text:p text:style-name="P17">throughput: <text:span text:style-name="T18">1.85</text:span></text:p>
      <text:p text:style-name="P17"/>
      <text:p text:style-name="P11"><text:span text:style-name="T2">degree of multi programming</text:span> : <text:span text:style-name="T12">2</text:span></text:p>
      <text:p text:style-name="P21">completion time : <text:span text:style-name="T16">1600</text:span></text:p>
      <text:p text:style-name="P17">throughput: <text:span text:style-name="T18">1.25</text:span></text:p>
      <text:p text:style-name="P17"/>
      <text:p text:style-name="P11"><text:span text:style-name="T2">degree of multi programming</text:span> : <text:span text:style-name="T3">1</text:span></text:p>
      <text:p text:style-name="P21">completion time : <text:span text:style-name="T17">1600</text:span></text:p>
      <text:p text:style-name="P17">throughput: <text:span text:style-name="T18">0.625</text:span></text:p>
      <text:p text:style-name="P17"/>
      <text:p text:style-name="P25">All programs <text:span text:style-name="T20">CPU</text:span> bound</text:p>
      <text:p text:style-name="P25"/>
      <text:p text:style-name="P12"><text:span text:style-name="T2">degree of multi programming</text:span> : <text:span text:style-name="T3">10</text:span></text:p>
      <text:p text:style-name="P22">completion time : <text:span text:style-name="T22">13651</text:span></text:p>
      <text:p text:style-name="P26">throughput: <text:span text:style-name="T29">0.7325</text:span></text:p>
      <text:p text:style-name="P26"/>
      <text:p text:style-name="P12"><text:span text:style-name="T2">degree of multi programming</text:span> : <text:span text:style-name="T21">9</text:span></text:p>
      <text:p text:style-name="P22">completion time : <text:span text:style-name="T22">12201</text:span></text:p>
      <text:p text:style-name="P26">throughput: <text:span text:style-name="T29">0.7376</text:span></text:p>
      <text:p text:style-name="P26"/>
      <text:p text:style-name="P12"><text:soft-page-break/><text:span text:style-name="T2">degree of multi programming</text:span> : <text:span text:style-name="T21">8</text:span></text:p>
      <text:p text:style-name="P22">completion time : <text:span text:style-name="T22">11001</text:span></text:p>
      <text:p text:style-name="P26">throughput: <text:span text:style-name="T29">0.7272</text:span></text:p>
      <text:p text:style-name="P26"/>
      <text:p text:style-name="P12"><text:span text:style-name="T2">degree of multi programming</text:span> : <text:span text:style-name="T21">7</text:span></text:p>
      <text:p text:style-name="P22">completion time : <text:span text:style-name="T22">9441</text:span></text:p>
      <text:p text:style-name="P26">throughput: <text:span text:style-name="T29">0.7414</text:span></text:p>
      <text:p text:style-name="P26"/>
      <text:p text:style-name="P12"><text:span text:style-name="T2">degree of multi programming</text:span> : <text:span text:style-name="T21">6</text:span></text:p>
      <text:p text:style-name="P22">completion time : <text:span text:style-name="T23">8016</text:span></text:p>
      <text:p text:style-name="P26">throughput: <text:span text:style-name="T29">0.74<text:tab/>85</text:span></text:p>
      <text:p text:style-name="P26"/>
      <text:p text:style-name="P12"><text:span text:style-name="T2">degree of multi programming</text:span> : <text:span text:style-name="T21">5</text:span></text:p>
      <text:p text:style-name="P22">completion time : <text:span text:style-name="T24">6766</text:span></text:p>
      <text:p text:style-name="P26">throughput: <text:span text:style-name="T29">0.7389</text:span></text:p>
      <text:p text:style-name="P26"/>
      <text:p text:style-name="P12"><text:span text:style-name="T2">degree of multi programming</text:span> : <text:span text:style-name="T21">4</text:span></text:p>
      <text:p text:style-name="P22">completion time : <text:span text:style-name="T24">5591</text:span></text:p>
      <text:p text:style-name="P26">throughput: <text:span text:style-name="T28">0.7154</text:span></text:p>
      <text:p text:style-name="P26"/>
      <text:p text:style-name="P12"><text:span text:style-name="T2">degree of multi programming</text:span> : <text:span text:style-name="T21">3</text:span></text:p>
      <text:p text:style-name="P22">completion time : <text:span text:style-name="T25">4180</text:span></text:p>
      <text:p text:style-name="P26">throughput: <text:span text:style-name="T28">0.7177</text:span></text:p>
      <text:p text:style-name="P26"/>
      <text:p text:style-name="P12"><text:span text:style-name="T2">degree of multi programming</text:span> : <text:span text:style-name="T21">2</text:span></text:p>
      <text:p text:style-name="P22">completion time : <text:span text:style-name="T26">2690</text:span></text:p>
      <text:p text:style-name="P26">throughput: <text:span text:style-name="T28">0.7434</text:span></text:p>
      <text:p text:style-name="P26"/>
      <text:p text:style-name="P12"><text:span text:style-name="T2">degree of multi programming</text:span> : <text:span text:style-name="T3">1</text:span></text:p>
      <text:p text:style-name="P22">completion time : <text:span text:style-name="T27">1600</text:span></text:p>
      <text:p text:style-name="P26">throughput: <text:span text:style-name="T28">0.625</text:span></text:p>
      <text:p text:style-name="P26"/>
      <text:p text:style-name="P2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18:28.778904867</meta:creation-date>
    <meta:generator>LibreOffice/5.1.4.2$Linux_X86_64 LibreOffice_project/10m0$Build-2</meta:generator>
    <dc:date>2017-03-04T15:08:00.022160131</dc:date>
    <meta:editing-duration>PT2H33M35S</meta:editing-duration>
    <meta:editing-cycles>67</meta:editing-cycles>
    <meta:document-statistic meta:table-count="0" meta:image-count="0" meta:object-count="0" meta:page-count="4" meta:paragraph-count="96" meta:word-count="385" meta:character-count="2268" meta:non-whitespace-character-count="1977"/>
  </office:meta>
</office:document-meta>
</file>